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Y (initialed)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Nina Cohe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2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S. MORAIS,/</text:p>
      <text:p text:style-name="P6">546 N. FIFTH STREET,/</text:p>
      <text:p text:style-name="P6">PHILADELPHIA, PA./</text:p>
      <text:p text:style-name="P6"/>
      <text:p text:style-name="P5">Wednesday June 2. 97/</text:p>
      <text:p text:style-name="P5"><text:tab/>My Dear Nina/</text:p>
      <text:p text:style-name="P5"><text:tab/><text:tab/>By this time you know <text:span text:style-name="T2">why</text:span> what I did/ not write about last Saturday night. <text:s/>In the morning,/ I rose early, as I generally rise on Saturday, for fear of/ oversleeping myself, and taking up the <text:span text:style-name="T3">Ledger</text:span><text:span text:style-name="T4">, read/ to my horror, that Eugene had been run over by a/ wild horse, while he was riding his bycicle[sic!]. <text:s/>At first, said/ the paper, he was thought to have died, but he gained/ his conscienciousness[sic!] and was taken to the German hospital, where/ he still remains, and where, I am afraid, he will be/ obliged to stay for some time. <text:s/>Providentially, he did/ not break any of his limbs, as all feared; but his knee cap/ was very badly hurt, and all his body was fearfully/ bruised. <text:s/>Esther went to </text:span><text:soft-page-break/><text:span text:style-name="T4">see him early on Saturday/ and each of us, visited him, in turn./</text:span></text:p>
      <text:p text:style-name="P5"><text:span text:style-name="T4">The paper stated that his wife was very ill, and I, who/</text:span></text:p>
      <text:p text:style-name="P5"><text:span text:style-name="T4"/></text:p>
      <text:p text:style-name="P5"><text:span text:style-name="T4">[Page 2]</text:span></text:p>
      <text:p text:style-name="P5"><text:span text:style-name="T4">had not received any intimation to that effect, was/ perfectly shocked. <text:s/>I went to see Rebecca in the even-/-ing and found her dreadfully agitated. <text:s/>The physician/ had told her that Eugene had broken his legs, for such/ was the general impression. <text:s/>I saw her again yesterday,/ after having visited Eugene, and she appeared more composed./ <text:s/>Just a year ago, I feared that I would lose her. <text:s/>She/ has been very unfortunate, since she left my roof. <text:s/>Let/ us hope that the future will be happier./</text:span></text:p>
      <text:p text:style-name="P5"><text:span text:style-name="T4">The weather here is also wintry, and report says that/ vegetation has suffered. <text:s/>A great pity, for the whole/ or nearly all the month of May had been good./ <text:s/>I went to N.Y. on Sunday, but did not find time to/ call at E. 63</text:span><text:span text:style-name="T5">d</text:span><text:span text:style-name="T6">, 159. <text:s/>Your Biblical questions/ I shall try to answer in my next, which must unavoid-/-ably be written only on Monday night next./</text:span></text:p>
      <text:p text:style-name="P5"><text:span text:style-name="T6"><text:tab/>Rebecca is naturally very anxious to see her husband, and the/ doctor promised to take her in a carriage, as soon as he/ considers it safe to do so./</text:span></text:p>
      <text:p text:style-name="P5"><text:span text:style-name="T6">I am happy that you rejoice over house keeping. <text:s/>I am tired/ of our house keeping, on account of the accursed </text:span><text:span text:style-name="T7">owner</text:span><text:span text:style-name="T6">./</text:span></text:p>
      <text:p text:style-name="P5"><text:span text:style-name="T6">I suppose that the girls will write before me/ much love/ SM/</text:span></text:p>
      <text:p text:style-name="P5"><text:span text:style-name="T6"/></text:p>
      <text:p text:style-name="P5"><text:span text:style-name="T6">[Note: The following is written in the left margin.]</text:span></text:p>
      <text:p text:style-name="P5"><text:span text:style-name="T6">Of course, I would advise your attending worship, tho' differing from my views, but I would also advise to be aware of the whee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1:49:50.57</meta:creation-date>
    <dc:date>2012-01-11T12:01:37.55</dc:date>
    <dc:creator>Penn Libraries</dc:creator>
    <meta:editing-duration>PT00H11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585" meta:character-count="3552"/>
  </office:meta>
</office:document-meta>
</file>